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Calibri, Verdana, Geneva, sans-serif"/>
    <style:font-face style:name="Verdana" svg:font-family="Verdana, Arial, Tahoma, Calibri, Geneva, sans-serif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fo:font-weight="bold"/>
    </style:style>
    <style:style style:name="P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style:text-underline-style="solid" style:text-underline-width="auto" style:text-underline-color="font-color" fo:font-weight="bold" officeooo:paragraph-rsid="00027b03" style:font-weight-asian="bold" style:font-weight-complex="bold"/>
    </style:style>
    <style:style style:name="P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style:text-underline-style="solid" style:text-underline-width="auto" style:text-underline-color="font-color" fo:font-weight="bold" officeooo:rsid="00027b03" officeooo:paragraph-rsid="00027b03" style:font-weight-asian="bold" style:font-weight-complex="bold"/>
    </style:style>
    <style:style style:name="P4" style:family="paragraph" style:parent-style-name="Quotations">
      <style:paragraph-properties fo:margin-left="1cm" fo:margin-right="1cm" fo:margin-top="0cm" fo:margin-bottom="0cm" style:contextual-spacing="false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T1" style:family="text">
      <style:text-properties fo:font-variant="normal" fo:text-transform="none" fo:color="#e8e8e8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style:font-name="Google Sans" fo:font-size="15pt" fo:letter-spacing="normal" fo:font-style="normal"/>
    </style:style>
    <style:style style:name="T4" style:family="text">
      <style:text-properties fo:font-variant="normal" fo:text-transform="none" style:font-name="Google Sans" fo:font-size="15pt" fo:letter-spacing="normal" fo:font-style="normal" fo:font-weight="normal"/>
    </style:style>
    <style:style style:name="T5" style:family="text">
      <style:text-properties style:font-name="Google Sans" fo:font-size="15pt"/>
    </style:style>
    <style:style style:name="T6" style:family="text">
      <style:text-properties loext:padding="0cm" loext:border="none"/>
    </style:style>
    <style:style style:name="T7" style:family="text">
      <style:text-properties fo:color="#0061c2" loext:opacity="100%" style:text-line-through-style="none" style:text-line-through-type="none" style:text-underline-style="none" style:text-blinking="false" loext:padding="0cm" loext:border="none"/>
    </style:style>
    <style:style style:name="T8" style:family="text">
      <style:text-properties fo:font-weight="bold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5">LUIS ENRIQUE CREACH DESTRADE.</text:span></text:h>
      <text:h text:style-name="P2" text:outline-level="2"><text:span text:style-name="T3">Linguaggio di programmazione esoterico </text:span></text:h>
      <text:p text:style-name="P5"><text:span text:style-name="T4"/></text:p>
      <text:p text:style-name="P5"><text:span text:style-name="T4">La steganografia è la pratica di nascondere le informazioni all'interno di un altro messaggio o oggetto fisico per evitare che vengano individuate. La steganografia può essere utilizzata per occultare virtualmente qualsiasi tipo di contenuto digitale, come testo, immagini o contenuti audio o video.</text:span> </text:p>
      <text:p text:style-name="P5"/>
      <text:p text:style-name="P5"/>
      <text:h text:style-name="P1" text:outline-level="2">Brainfuck - Linguaggio di programmazione esoterico</text:h>
      <text:section text:style-name="Sect1" text:name="post_message_1045910">
        <text:p text:style-name="P4"><text:span text:style-name="T8">Brainfuck </text:span><text:span text:style-name="T6">è un linguaggio di programmazione per computer, di tipo minimalista, creato da Urban Müller intorno al 1993, nato allo scopo di complicarsi maggiormente la vita , mettendo a dura prova la propria intelligenza e le capacità nella programmazione dei computer.<text:line-break/><text:line-break/>Particolarmente complesso e volutamente meno chiaro possibile, è molto conosciuto fra gli hacker.<text:line-break/><text:line-break/>Molto spesso non ha alcuna applicazione pratica, se non quella di mettere e dura prova i propri limiti sulla capacità di programmazione.<text:line-break/><text:line-break/><text:line-break/><text:line-break/>Un breve esempio pratico del classico<text:line-break/><text:line-break/>Hello world!<text:line-break/><text:line-break/>Il seguente codice mostra "Hello World!" sullo schermo e manda a capo il cursore<text:line-break/><text:line-break/>++++++++++<text:line-break/>[<text:line-break/>&gt;+++++++&gt;++++++++++&gt;+++&gt;+&lt;&lt;&lt;&lt;-<text:line-break/>]<text:line-break/>&gt;++. Loop iniziale (dopo viene stampata una H)<text:line-break/>&gt;+. e<text:line-break/>+++++++. l<text:line-break/>. l<text:line-break/>+++. o<text:line-break/>&gt;++.<text:line-break/>&lt;&lt;+++++++++++++++.<text:line-break/>&gt;.<text:line-break/>+++.<text:line-break/>------.<text:line-break/>--------.<text:line-break/>&gt;+.<text:line-break/>&gt;.</text:span></text:p>
      </text:section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Calibri, Verdana, Geneva, sans-serif"/>
    <style:font-face style:name="Verdana" svg:font-family="Verdana, Arial, Tahoma, Calibri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6:51:16.809000000</meta:creation-date>
    <dc:date>2024-07-03T17:09:42.060000000</dc:date>
    <meta:editing-duration>PT8M12S</meta:editing-duration>
    <meta:editing-cycles>1</meta:editing-cycles>
    <meta:document-statistic meta:table-count="0" meta:image-count="0" meta:object-count="0" meta:page-count="2" meta:paragraph-count="5" meta:word-count="185" meta:character-count="1238" meta:non-whitespace-character-count="1050"/>
    <meta:generator>LibreOffice/24.2.4.2$Windows_X86_64 LibreOffice_project/51a6219feb6075d9a4c46691dcfe0cd9c4fff3c2</meta:generator>
  </office:meta>
</office:document-meta>
</file>